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7.05cm" fo:min-width="6.7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15cm" fo:min-width="8.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2cm" svg:height="7.3cm" svg:x="18cm" svg:y="6.1cm">
          <text:p text:style-name="P1">MongoDB</text:p>
          <text:p text:style-name="P1">(Database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2cm" svg:height="7.3cm" svg:x="3.2cm" svg:y="7.1cm">
          <text:p text:style-name="P1">Node Red</text:p>
          <text:p text:style-name="P1">(webserver an</text:p>
          <text:p text:style-name="P1">localhost:1880)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.4cm" svg:y1="8.8cm" svg:x2="18.1cm" svg:y2="8.7cm">
          <text:p text:style-name="P1">save/remove</text:p>
          <text:p text:style-name="P1"/>
        </draw:line>
        <draw:line draw:style-name="gr2" draw:text-style-name="P2" draw:layer="layout" svg:x1="18cm" svg:y1="10.6cm" svg:x2="10.5cm" svg:y2="10.6cm">
          <text:p text:style-name="P1">find</text:p>
          <text:p text:style-name="P1"/>
        </draw:line>
        <draw:custom-shape draw:style-name="gr3" draw:text-style-name="P1" draw:layer="layout" svg:width="8.8cm" svg:height="1.4cm" svg:x="3.3cm" svg:y="1.7cm">
          <text:p text:style-name="P1">Browser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.9cm" svg:y1="7.1cm" svg:x2="7.9cm" svg:y2="3.2cm">
          <text:p text:style-name="P1">Response</text:p>
          <text:p text:style-name="P1"/>
        </draw:line>
        <draw:line draw:style-name="gr2" draw:text-style-name="P2" draw:layer="layout" svg:x1="4.9cm" svg:y1="3.2cm" svg:x2="4.9cm" svg:y2="7cm">
          <text:p text:style-name="P1">Get</text:p>
          <text:p text:style-name="P1">request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06T23:49:32.619082165</meta:creation-date>
    <dc:date>2020-04-08T12:22:01.171208515</dc:date>
    <meta:editing-duration>PT9M31S</meta:editing-duration>
    <meta:editing-cycles>2</meta:editing-cycles>
    <meta:generator>LibreOffice/6.1.5.2$Linux_ARM_EABI LibreOffice_project/10$Build-2</meta:generator>
    <meta:document-statistic meta:object-count="7"/>
  </office:meta>
</office:document-meta>
</file>